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548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61cm" svg:height="11.953cm" svg:x="48.89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61cm" svg:height="11.953cm" svg:x="38.719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61cm" svg:height="11.953cm" svg:x="38.719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32cm" svg:height="12.582cm" svg:x="36.302cm" svg:y="2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32cm" svg:height="12.582cm" svg:x="25.257cm" svg:y="2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32cm" svg:height="12.582cm" svg:x="25.257cm" svg:y="2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61cm" svg:height="12.582cm" svg:x="23.874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61cm" svg:height="12.582cm" svg:x="13.702cm" svg:y="7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61cm" svg:height="12.582cm" svg:x="13.702cm" svg:y="7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04cm" svg:height="1.778cm" svg:x="42.275cm" svg:y="12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778cm" svg:height="3.401cm" svg:x="20.177cm" svg:y="9.517cm">
          <draw:text-box>
            <text:p text:style-name="P2"><text:span text:style-name="T1">f</text:span></text:p>
          </draw:text-box>
        </draw:frame>
        <draw:custom-shape draw:style-name="gr2" draw:text-style-name="P1" draw:layer="layout" svg:width="6.604cm" svg:height="1.778cm" svg:x="17.383cm" svg:y="12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073cm" svg:height="3.401cm" svg:x="44.561cm" svg:y="9.509cm">
          <draw:text-box>
            <text:p text:style-name="P2"><text:span text:style-name="T1">g</text:span></text:p>
          </draw:text-box>
        </draw:frame>
        <draw:frame draw:style-name="gr4" draw:layer="layout" svg:width="2.073cm" svg:height="3.401cm" svg:x="31.479cm" svg:y="25.122cm">
          <draw:text-box>
            <text:p text:style-name="P2"><text:span text:style-name="T1">h</text:span></text:p>
          </draw:text-box>
        </draw:frame>
        <draw:custom-shape draw:style-name="gr2" draw:text-style-name="P1" draw:layer="layout" svg:width="6.604cm" svg:height="1.778cm" svg:x="29.194cm" svg:y="27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912cm" svg:height="3.909cm" svg:x="24.407cm" svg:y="4.078cm">
          <draw:text-box>
            <text:p text:style-name="P2"><text:span text:style-name="T1">y</text:span></text:p>
          </draw:text-box>
        </draw:frame>
        <draw:frame draw:style-name="gr4" draw:layer="layout" svg:width="1.912cm" svg:height="3.401cm" svg:x="14.354cm" svg:y="4.229cm">
          <draw:text-box>
            <text:p text:style-name="P2"><text:span text:style-name="T1">x</text:span></text:p>
          </draw:text-box>
        </draw:frame>
        <draw:frame draw:style-name="gr4" draw:layer="layout" svg:width="1.912cm" svg:height="3.401cm" svg:x="39.354cm" svg:y="4.945cm">
          <draw:text-box>
            <text:p text:style-name="P2"><text:span text:style-name="T1">x</text:span></text:p>
          </draw:text-box>
        </draw:frame>
        <draw:frame draw:style-name="gr4" draw:layer="layout" svg:width="1.912cm" svg:height="3.401cm" svg:x="49.711cm" svg:y="4.788cm">
          <draw:text-box>
            <text:p text:style-name="P2"><text:span text:style-name="T1">y</text:span></text:p>
          </draw:text-box>
        </draw:frame>
        <draw:frame draw:style-name="gr4" draw:layer="layout" svg:width="1.912cm" svg:height="3.401cm" svg:x="25.973cm" svg:y="19.939cm">
          <draw:text-box>
            <text:p text:style-name="P2"><text:span text:style-name="T1">x</text:span></text:p>
          </draw:text-box>
        </draw:frame>
        <draw:frame draw:style-name="gr6" draw:text-style-name="P2" draw:layer="layout" svg:width="1.905cm" svg:height="3.401cm" svg:x="37.068cm" svg:y="19.769cm">
          <draw:text-box>
            <text:p text:style-name="P2"><text:span text:style-name="T1">y</text:span></text:p>
          </draw:text-box>
        </draw:frame>
        <draw:frame draw:style-name="gr7" draw:text-style-name="P2" draw:layer="layout" svg:width="39.878cm" svg:height="34.798cm" svg:x="17.383cm" svg:y="39.608cm">
          <draw:text-box>
            <text:p><text:span text:style-name="T1">{ x, y, z} { f, g, h}</text:span></text:p>
            <text:p><text:span text:style-name="T1"/></text:p>
            <text:p><text:span text:style-name="T1">(f g)h = f(g h)</text:span></text:p>
            <text:p><text:span text:style-name="T1"/></text:p>
            <text:p><text:span text:style-name="T1">x</text:span></text:p>
            <text:p><text:span text:style-name="T1"/></text:p>
          </draw:text-box>
        </draw:frame>
        <draw:line draw:style-name="gr8" draw:text-style-name="P1" draw:layer="layout" svg:x1="19.415cm" svg:y1="53.959cm" svg:x2="34.909cm" svg:y2="53.959cm">
          <text:p/>
        </draw:line>
        <draw:line draw:style-name="gr8" draw:text-style-name="P1" draw:layer="layout" svg:x1="34.528cm" svg:y1="54.213cm" svg:x2="34.655cm" svg:y2="66.659cm">
          <text:p/>
        </draw:line>
        <draw:line draw:style-name="gr8" draw:text-style-name="P1" draw:layer="layout" svg:x1="19.669cm" svg:y1="54.34cm" svg:x2="34.02cm" svg:y2="66.278cm">
          <text:p/>
        </draw:line>
        <draw:frame draw:style-name="gr4" draw:layer="layout" svg:width="1.912cm" svg:height="3.401cm" svg:x="34.217cm" svg:y="50.497cm">
          <draw:text-box>
            <text:p><text:span text:style-name="T1">y</text:span></text:p>
          </draw:text-box>
        </draw:frame>
        <draw:frame draw:style-name="gr9" draw:layer="layout" svg:width="1.739cm" svg:height="3.401cm" svg:x="34.271cm" svg:y="65.724cm">
          <draw:text-box>
            <text:p><text:span text:style-name="T1">z</text:span></text:p>
          </draw:text-box>
        </draw:frame>
        <draw:line draw:style-name="gr8" draw:text-style-name="P1" draw:layer="layout" svg:x1="34.909cm" svg:y1="66.532cm" svg:x2="49.514cm" svg:y2="66.786cm">
          <text:p/>
        </draw:line>
        <draw:line draw:style-name="gr8" draw:text-style-name="P1" draw:layer="layout" svg:x1="34.909cm" svg:y1="54.086cm" svg:x2="49.133cm" svg:y2="66.405cm">
          <text:p/>
        </draw:line>
        <draw:frame draw:style-name="gr10" draw:layer="layout" svg:width="1.285cm" svg:height="3.401cm" svg:x="26.008cm" svg:y="50.643cm">
          <draw:text-box>
            <text:p><text:span text:style-name="T1">f</text:span></text:p>
          </draw:text-box>
        </draw:frame>
        <draw:frame draw:style-name="gr4" draw:layer="layout" svg:width="2.073cm" svg:height="3.401cm" svg:x="34.617cm" svg:y="58.255cm">
          <draw:text-box>
            <text:p><text:span text:style-name="T1">g</text:span></text:p>
          </draw:text-box>
        </draw:frame>
        <draw:frame draw:style-name="gr4" draw:layer="layout" svg:width="2.856cm" svg:height="3.401cm" svg:x="23.455cm" svg:y="60.171cm">
          <draw:text-box>
            <text:p><text:span text:style-name="T1">fg</text:span></text:p>
          </draw:text-box>
        </draw:frame>
        <draw:frame draw:style-name="gr4" draw:layer="layout" svg:width="2.073cm" svg:height="3.401cm" svg:x="40.786cm" svg:y="66.548cm">
          <draw:text-box>
            <text:p><text:span text:style-name="T1">h</text:span></text:p>
          </draw:text-box>
        </draw:frame>
        <draw:frame draw:style-name="gr4" draw:layer="layout" svg:width="3.639cm" svg:height="3.401cm" svg:x="41.767cm" svg:y="56.369cm">
          <draw:text-box>
            <text:p><text:span text:style-name="T1">gh</text:span></text:p>
          </draw:text-box>
        </draw:frame>
        <draw:frame draw:style-name="gr11" draw:layer="layout" svg:width="0.502cm" svg:height="0.962cm" svg:x="38.719cm" svg:y="41.767cm">
          <draw:text-box>
            <text:p/>
          </draw:text-box>
        </draw:frame>
        <draw:custom-shape draw:style-name="gr2" draw:text-style-name="P1" draw:layer="layout" svg:width="14.605cm" svg:height="9.017cm" svg:x="36.206cm" svg:y="78.597cm">
          <text:p/>
          <draw:enhanced-geometry svg:viewBox="0 0 21600 21600" draw:glue-points="0 0 0 10800 0 21600 10800 21600 21600 21600 10800 10800" draw:text-areas="1900 12700 12700 19700" draw:mirror-vertical="false" draw:mirror-horizontal="false" draw:type="right-triangle" draw:enhanced-path="M 0 0 L 21600 21600 0 21600 0 0 Z N"/>
        </draw:custom-shape>
        <draw:custom-shape draw:style-name="gr2" draw:text-style-name="P1" draw:layer="layout" svg:width="14.605cm" svg:height="9.017cm" draw:transform="rotate (3.12832815127464) translate (36.039cm 87.661cm)">
          <text:p/>
          <draw:enhanced-geometry svg:viewBox="0 0 21600 21600" draw:glue-points="0 0 0 10800 0 21600 10800 21600 21600 21600 10800 10800" draw:text-areas="1900 12700 12700 19700" draw:mirror-vertical="false" draw:mirror-horizontal="false" draw:type="right-triangle" draw:enhanced-path="M 0 0 L 21600 21600 0 21600 0 0 Z N"/>
        </draw:custom-shape>
        <draw:frame draw:style-name="gr4" draw:layer="layout" svg:width="1.285cm" svg:height="3.401cm" svg:x="28.051cm" svg:y="75.292cm">
          <draw:text-box>
            <text:p><text:span text:style-name="T1">f</text:span></text:p>
          </draw:text-box>
        </draw:frame>
        <draw:frame draw:style-name="gr4" draw:layer="layout" svg:width="3.639cm" svg:height="3.401cm" svg:x="40.851cm" svg:y="78.405cm">
          <draw:text-box>
            <text:p><text:span text:style-name="T1">gh</text:span></text:p>
          </draw:text-box>
        </draw:frame>
        <draw:frame draw:style-name="gr4" draw:layer="layout" svg:width="2.073cm" svg:height="3.401cm" svg:x="41.524cm" svg:y="87.422cm">
          <draw:text-box>
            <text:p><text:span text:style-name="T1">h</text:span></text:p>
          </draw:text-box>
        </draw:frame>
        <draw:frame draw:style-name="gr4" draw:layer="layout" svg:width="2.856cm" svg:height="3.401cm" svg:x="27.513cm" svg:y="83.047cm">
          <draw:text-box>
            <text:p><text:span text:style-name="T1">fg</text:span></text:p>
          </draw:text-box>
        </draw:frame>
        <draw:frame draw:style-name="gr4" draw:layer="layout" svg:width="1.912cm" svg:height="3.401cm" svg:x="19.304cm" svg:y="75.916cm">
          <draw:text-box>
            <text:p><text:span text:style-name="T1">x</text:span></text:p>
          </draw:text-box>
        </draw:frame>
        <draw:frame draw:style-name="gr4" draw:layer="layout" svg:width="1.912cm" svg:height="3.401cm" svg:x="35.152cm" svg:y="75.181cm">
          <draw:text-box>
            <text:p><text:span text:style-name="T1">y</text:span></text:p>
          </draw:text-box>
        </draw:frame>
        <draw:frame draw:style-name="gr4" draw:layer="layout" svg:width="1.912cm" svg:height="3.401cm" svg:x="35.098cm" svg:y="87.322cm">
          <draw:text-box>
            <text:p><text:span text:style-name="T1">z</text:span></text:p>
          </draw:text-box>
        </draw:frame>
        <draw:frame draw:style-name="gr4" draw:layer="layout" svg:width="1.912cm" svg:height="3.401cm" svg:x="51.219cm" svg:y="86.422cm">
          <draw:text-box>
            <text:p><text:span text:style-name="T1">x</text:span></text:p>
          </draw:text-box>
        </draw:frame>
        <draw:frame draw:style-name="gr4" draw:layer="layout" svg:width="2.073cm" svg:height="3.401cm" svg:x="34.29cm" svg:y="80.861cm">
          <draw:text-box>
            <text:p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7T19:46:15.358905000</meta:creation-date>
    <dc:date>2014-12-18T00:17:30.332804000</dc:date>
    <meta:editing-duration>PT19M49S</meta:editing-duration>
    <meta:editing-cycles>1</meta:editing-cycles>
    <meta:document-statistic meta:object-count="46"/>
    <meta:generator>LibreOffice/4.2.5.2$MacOSX_X86_64 LibreOffice_project/61cb170a04bb1f12e77c884eab9192be736ec5f5</meta:generator>
  </office:meta>
</office:document-meta>
</file>